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Segoe UI Light1" svg:font-family="'Segoe UI Light'" style:font-adornments="Regular" style:font-family-generic="swiss" style:font-pitch="variable"/>
    <style:font-face style:name="Segoe UI Semibold" svg:font-family="'Segoe UI Semi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891cm" fo:margin-left="-0.199cm" table:align="left" style:writing-mode="lr-tb"/>
    </style:style>
    <style:style style:name="Table2.A" style:family="table-column">
      <style:table-column-properties style:column-width="0.968cm"/>
    </style:style>
    <style:style style:name="Table2.D" style:family="table-column">
      <style:table-column-properties style:column-width="0.9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text-properties officeooo:paragraph-rsid="001e325c"/>
    </style:style>
    <style:style style:name="P2" style:family="paragraph" style:parent-style-name="Text_20_body">
      <style:text-properties style:font-name="Segoe UI" fo:font-size="9pt" officeooo:paragraph-rsid="001e325c" style:font-size-asian="9pt" style:font-size-complex="9pt"/>
    </style:style>
    <style:style style:name="P3" style:family="paragraph" style:parent-style-name="Text_20_body" style:list-style-name="WW8Num19">
      <style:text-properties style:font-name="Segoe UI" fo:font-size="9pt" officeooo:paragraph-rsid="001e325c" style:font-size-asian="9pt" style:font-size-complex="9pt"/>
    </style:style>
    <style:style style:name="P4" style:family="paragraph" style:parent-style-name="Text_20_body">
      <style:paragraph-properties>
        <style:tab-stops>
          <style:tab-stop style:position="0cm"/>
        </style:tab-stops>
      </style:paragraph-properties>
      <style:text-properties style:font-name="Segoe UI" fo:font-size="9pt" officeooo:paragraph-rsid="001e325c" style:font-size-asian="9pt" style:font-size-complex="9pt"/>
    </style:style>
    <style:style style:name="P5" style:family="paragraph" style:parent-style-name="Text_20_body" style:list-style-name="WW8Num32">
      <style:text-properties style:font-name="Segoe UI" fo:font-size="9pt" officeooo:paragraph-rsid="001e325c" style:font-size-asian="9pt" style:font-size-complex="9pt"/>
    </style:style>
    <style:style style:name="P6" style:family="paragraph" style:parent-style-name="Text_20_body">
      <style:text-properties style:font-name="Segoe UI" fo:font-size="9pt" fo:language="nl" fo:country="BE" officeooo:paragraph-rsid="001e325c" style:font-size-asian="9pt" style:font-size-complex="9pt"/>
    </style:style>
    <style:style style:name="P7" style:family="paragraph" style:parent-style-name="Text_20_body">
      <style:text-properties style:font-name="Segoe UI" fo:font-size="9pt" fo:font-weight="bold" officeooo:paragraph-rsid="001e325c" style:font-size-asian="9pt" style:font-weight-asian="bold" style:font-name-complex="Tahoma" style:font-size-complex="9pt" style:font-weight-complex="bold"/>
    </style:style>
    <style:style style:name="P8" style:family="paragraph" style:parent-style-name="Text_20_body">
      <style:paragraph-properties fo:margin-top="0cm" fo:margin-bottom="0.212cm" loext:contextual-spacing="false"/>
      <style:text-properties fo:font-size="9pt" officeooo:paragraph-rsid="001e325c" style:font-size-asian="9pt" style:font-size-complex="9pt"/>
    </style:style>
    <style:style style:name="P9" style:family="paragraph" style:parent-style-name="Text_20_body_20_indent">
      <style:paragraph-properties fo:margin-left="0cm" fo:margin-right="0cm" fo:margin-top="0cm" fo:margin-bottom="0cm" loext:contextual-spacing="false" fo:text-indent="0cm" style:auto-text-indent="false"/>
      <style:text-properties style:font-name="Segoe UI" fo:font-size="9pt" officeooo:paragraph-rsid="001e325c" style:font-size-asian="9pt" style:font-size-complex="9pt"/>
    </style:style>
    <style:style style:name="P10" style:family="paragraph" style:parent-style-name="Heading_20_3">
      <style:paragraph-properties>
        <style:tab-stops>
          <style:tab-stop style:position="0cm"/>
        </style:tab-stops>
      </style:paragraph-properties>
      <style:text-properties style:font-name="Segoe UI" fo:font-size="9pt" officeooo:paragraph-rsid="001e325c" style:font-size-asian="9pt" style:font-size-complex="9pt"/>
    </style:style>
    <style:style style:name="P11" style:family="paragraph" style:parent-style-name="Heading_20_3">
      <style:text-properties style:font-name="Segoe UI" fo:font-size="9pt" officeooo:paragraph-rsid="001e325c" style:font-size-asian="9pt" style:font-size-complex="9pt"/>
    </style:style>
    <style:style style:name="P12" style:family="paragraph" style:parent-style-name="Heading_20_3">
      <style:text-properties style:font-name="Segoe UI" fo:font-size="9pt" fo:language="nl" fo:country="BE" officeooo:paragraph-rsid="001e325c" style:font-size-asian="9pt" style:font-size-complex="9pt"/>
    </style:style>
    <style:style style:name="P13" style:family="paragraph" style:parent-style-name="Heading_20_3">
      <style:text-properties style:font-name="Segoe UI" fo:font-size="9pt" fo:language="fr" fo:country="BE" officeooo:paragraph-rsid="001e325c" style:font-size-asian="9pt" style:font-size-complex="9pt"/>
    </style:style>
    <style:style style:name="P14" style:family="paragraph" style:parent-style-name="Heading_20_3">
      <style:paragraph-properties>
        <style:tab-stops>
          <style:tab-stop style:position="0cm"/>
        </style:tab-stops>
      </style:paragraph-properties>
      <style:text-properties officeooo:paragraph-rsid="001e325c"/>
    </style:style>
    <style:style style:name="P15" style:family="paragraph" style:parent-style-name="Heading_20_3">
      <style:text-properties officeooo:paragraph-rsid="001e325c"/>
    </style:style>
    <style:style style:name="P16" style:family="paragraph" style:parent-style-name="Heading_20_3">
      <style:paragraph-properties fo:margin-top="0cm" fo:margin-bottom="0.212cm" loext:contextual-spacing="false"/>
      <style:text-properties style:font-name="Segoe UI" fo:font-size="9pt" officeooo:paragraph-rsid="001e325c" style:font-size-asian="9pt" style:font-size-complex="9pt"/>
    </style:style>
    <style:style style:name="P17" style:family="paragraph" style:parent-style-name="Standard">
      <style:paragraph-properties fo:text-align="center" style:justify-single-word="false"/>
      <style:text-properties style:font-name="Segoe UI Semibold" officeooo:rsid="001e325c" officeooo:paragraph-rsid="001e325c"/>
    </style:style>
    <style:style style:name="P18" style:family="paragraph" style:parent-style-name="Standard">
      <style:paragraph-properties fo:text-align="center" style:justify-single-word="false"/>
      <style:text-properties style:font-name="Segoe UI Light1" fo:font-size="10pt" officeooo:rsid="001e325c" officeooo:paragraph-rsid="001e325c" style:font-size-asian="10pt" style:font-size-complex="10pt"/>
    </style:style>
    <style:style style:name="P19" style:family="paragraph" style:parent-style-name="Standard">
      <style:paragraph-properties fo:orphans="2" fo:widows="2" fo:hyphenation-ladder-count="no-limit"/>
      <style:text-properties style:font-name="Segoe UI" fo:font-size="9pt" fo:language="nl" fo:country="BE" officeooo:paragraph-rsid="001e325c" style:font-size-asian="9pt" style:font-size-complex="9pt" fo:hyphenate="true" fo:hyphenation-remain-char-count="2" fo:hyphenation-push-char-count="2"/>
    </style:style>
    <style:style style:name="P20" style:family="paragraph" style:parent-style-name="Standard">
      <style:paragraph-properties fo:orphans="2" fo:widows="2" fo:hyphenation-ladder-count="no-limit"/>
      <style:text-properties style:font-name="Segoe UI" fo:font-size="9pt" officeooo:paragraph-rsid="001e325c" style:font-size-asian="9pt" style:font-size-complex="9pt" fo:hyphenate="true" fo:hyphenation-remain-char-count="2" fo:hyphenation-push-char-count="2"/>
    </style:style>
    <style:style style:name="P21" style:family="paragraph" style:parent-style-name="Standard">
      <style:text-properties style:font-name="Segoe UI" fo:font-size="9pt" officeooo:paragraph-rsid="001e325c" style:font-size-asian="9pt" style:font-size-complex="9pt"/>
    </style:style>
    <style:style style:name="P22" style:family="paragraph" style:parent-style-name="Standard" style:list-style-name="WW8Num31">
      <style:text-properties style:font-name="Segoe UI" fo:font-size="9pt" officeooo:paragraph-rsid="001e325c" style:font-size-asian="9pt" style:font-size-complex="9pt"/>
    </style:style>
    <style:style style:name="P23" style:family="paragraph" style:parent-style-name="Standard" style:list-style-name="WW8Num21">
      <style:text-properties style:font-name="Segoe UI" fo:font-size="9pt" officeooo:paragraph-rsid="001e325c" style:font-size-asian="9pt" style:font-size-complex="9pt"/>
    </style:style>
    <style:style style:name="P24" style:family="paragraph" style:parent-style-name="Standard">
      <style:paragraph-properties fo:text-align="center" style:justify-single-word="false"/>
      <style:text-properties style:font-name="Segoe UI" fo:font-size="9pt" officeooo:paragraph-rsid="001e325c" style:font-size-asian="9pt" style:font-name-complex="Calibri" style:font-size-complex="9pt"/>
    </style:style>
    <style:style style:name="P25" style:family="paragraph" style:parent-style-name="Standard">
      <style:text-properties style:font-name="Segoe UI" fo:font-size="9pt" officeooo:paragraph-rsid="001e325c" style:font-size-asian="9pt" style:language-asian="en" style:country-asian="US" style:font-name-complex="Calibri" style:font-size-complex="9pt"/>
    </style:style>
    <style:style style:name="P26" style:family="paragraph" style:parent-style-name="Standard">
      <style:paragraph-properties fo:orphans="2" fo:widows="2" fo:hyphenation-ladder-count="no-limit" style:text-autospace="none"/>
      <style:text-properties officeooo:paragraph-rsid="001e325c" fo:hyphenate="true" fo:hyphenation-remain-char-count="2" fo:hyphenation-push-char-count="2"/>
    </style:style>
    <style:style style:name="P27" style:family="paragraph" style:parent-style-name="Standard">
      <style:paragraph-properties fo:margin-left="1cm" fo:margin-right="0cm" fo:text-indent="0cm" style:auto-text-indent="false"/>
      <style:text-properties style:font-name="Segoe UI" fo:font-size="9pt" officeooo:paragraph-rsid="001e325c" style:font-size-asian="9pt" style:font-size-complex="9pt"/>
    </style:style>
    <style:style style:name="P28" style:family="paragraph" style:parent-style-name="Normaal_20__28_web_29_">
      <style:text-properties style:font-name="Segoe UI" fo:font-size="10pt" officeooo:paragraph-rsid="001e325c" style:font-size-asian="10pt" style:font-size-complex="10pt"/>
    </style:style>
    <style:style style:name="P29" style:family="paragraph" style:parent-style-name="Normaal_20__28_web_29_">
      <style:text-properties style:font-name="Segoe UI" fo:font-size="9pt" officeooo:paragraph-rsid="001e325c" style:font-size-asian="9pt" style:font-size-complex="9pt"/>
    </style:style>
    <style:style style:name="P30" style:family="paragraph" style:parent-style-name="Normaal_20__28_web_29_">
      <style:paragraph-properties fo:margin-left="1.501cm" fo:margin-right="0cm" fo:text-indent="0cm" style:auto-text-indent="false"/>
      <style:text-properties style:font-name="Segoe UI" fo:font-size="9pt" officeooo:paragraph-rsid="001e325c" style:font-size-asian="9pt" style:font-size-complex="9pt"/>
    </style:style>
    <style:style style:name="T1" style:family="text">
      <style:text-properties officeooo:rsid="001e325c"/>
    </style:style>
    <style:style style:name="T2" style:family="text">
      <style:text-properties fo:language="nl" fo:country="NL" style:letter-kerning="true" style:font-name-asian="Lucida Sans Unicode" style:language-asian="zxx" style:country-asian="none"/>
    </style:style>
    <style:style style:name="T3" style:family="text">
      <style:text-properties fo:language="fr" fo:country="BE"/>
    </style:style>
    <style:style style:name="T4" style:family="text">
      <style:text-properties fo:font-size="10pt" fo:language="nl" fo:country="BE" style:font-size-asian="10pt" style:font-size-complex="10pt"/>
    </style:style>
    <style:style style:name="T5" style:family="text">
      <style:text-properties fo:font-size="10pt" fo:language="nl" fo:country="BE" fo:font-weight="normal" style:font-size-asian="10pt" style:font-weight-asian="normal"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name="Segoe UI" fo:font-size="10pt" fo:language="nl" fo:country="BE" style:font-size-asian="10pt" style:font-size-complex="10pt"/>
    </style:style>
    <style:style style:name="T8" style:family="text">
      <style:text-properties style:font-name="Segoe UI" fo:font-size="10pt" fo:language="nl" fo:country="BE" fo:font-weight="normal" style:font-size-asian="10pt" style:font-weight-asian="normal" style:font-size-complex="10pt"/>
    </style:style>
    <style:style style:name="T9" style:family="text">
      <style:text-properties style:font-name="Segoe UI" fo:font-size="10pt" fo:font-weight="normal" style:font-size-asian="10pt" style:font-weight-asian="normal" style:font-name-complex="Times New Roman" style:font-size-complex="10pt" style:font-weight-complex="normal"/>
    </style:style>
    <style:style style:name="T10" style:family="text">
      <style:text-properties style:font-name="Segoe UI" fo:font-size="10pt" fo:font-weight="normal" style:font-size-asian="10pt" style:font-weight-asian="normal" style:font-size-complex="10pt" style:font-weight-complex="normal"/>
    </style:style>
    <style:style style:name="T11" style:family="text">
      <style:text-properties style:font-name="Segoe UI" fo:font-size="9pt" style:font-size-asian="9pt" style:font-size-complex="9pt"/>
    </style:style>
    <style:style style:name="T12" style:family="text">
      <style:text-properties style:font-name="Segoe UI" fo:font-size="9pt" officeooo:rsid="001e325c" style:font-size-asian="9pt" style:font-size-complex="9pt"/>
    </style:style>
    <style:style style:name="T13" style:family="text">
      <style:text-properties style:font-name="Segoe UI" fo:font-size="9pt" fo:font-weight="normal" style:font-size-asian="9pt" style:font-weight-asian="normal" style:font-size-complex="9pt" style:font-weight-complex="normal"/>
    </style:style>
    <style:style style:name="T14" style:family="text">
      <style:text-properties style:font-name="Segoe UI" fo:font-size="9pt" fo:language="nl" fo:country="BE" fo:font-weight="normal" style:font-size-asian="9pt" style:font-weight-asian="normal" style:font-size-complex="9pt"/>
    </style:style>
    <style:style style:name="T15" style:family="text">
      <style:text-properties style:font-name="Segoe UI" fo:font-size="9pt" fo:language="nl" fo:country="BE" style:font-size-asian="9pt" style:font-size-complex="9pt"/>
    </style:style>
    <style:style style:name="T16" style:family="text">
      <style:text-properties style:font-name="Segoe UI" fo:font-weight="normal" style:font-weight-asian="normal" style:font-weight-complex="normal"/>
    </style:style>
    <style:style style:name="T17" style:family="text">
      <style:text-properties style:font-name="Segoe UI" fo:font-weight="normal" style:font-weight-asian="normal" style:font-name-complex="Times New Roman" style:font-weight-complex="normal"/>
    </style:style>
    <style:style style:name="T18" style:family="text">
      <style:text-properties style:font-name="Segoe UI" fo:language="nl" fo:country="BE"/>
    </style:style>
    <style:style style:name="T19" style:family="text">
      <style:text-properties style:font-name="Segoe UI" fo:language="nl" fo:country="BE" fo:font-weight="normal" style:font-weight-asian="normal"/>
    </style:style>
    <style:style style:name="T20" style:family="text">
      <style:text-properties fo:language="nl" fo:country="BE"/>
    </style:style>
    <style:style style:name="T21" style:family="text">
      <style:text-properties fo:language="nl" fo:country="BE" style:letter-kerning="true" style:font-name-asian="Calibri"/>
    </style:style>
    <style:style style:name="T22" style:family="text">
      <style:text-properties fo:language="nl" fo:country="BE" officeooo:rsid="001e325c" style:letter-kerning="true" style:font-name-asian="Lucida Sans Unicode" style:language-asian="zxx" style:country-asian="none"/>
    </style:style>
    <style:style style:name="T23" style:family="text">
      <style:text-properties fo:language="nl" fo:country="BE" fo:font-style="italic" style:letter-kerning="true" style:font-name-asian="Calibri" style:font-style-asian="italic"/>
    </style:style>
    <style:style style:name="T24" style:family="text">
      <style:text-properties fo:language="nl" fo:country="BE" fo:font-style="italic" fo:font-weight="normal" style:letter-kerning="true" style:font-name-asian="Calibri" style:font-style-asian="italic" style:font-weight-asian="normal" style:font-name-complex="Times New Roman" style:font-weight-complex="normal"/>
    </style:style>
    <style:style style:name="T25" style:family="text">
      <style:text-properties fo:language="nl" fo:country="BE" officeooo:rsid="001e325c"/>
    </style:style>
    <style:style style:name="T26" style:family="text">
      <style:text-properties fo:language="nl" fo:country="BE" fo:font-weight="normal" style:font-weight-asian="normal"/>
    </style:style>
    <style:style style:name="T27" style:family="text">
      <style:text-properties fo:language="nl" fo:country="BE" fo:font-weight="bold" officeooo:rsid="001e325c" style:font-weight-asian="bold" style:font-name-complex="Tahoma" style:font-weight-complex="bold"/>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style:font-name-complex="Courier New"/>
    </style:style>
    <style:style style:name="T31" style:family="text">
      <style:text-properties fo:font-weight="normal" style:font-weight-asian="normal"/>
    </style:style>
    <style:style style:name="T32" style:family="text">
      <style:text-properties fo:font-weight="normal" style:font-weight-asian="normal" style:font-name-complex="Times New Roman"/>
    </style:style>
    <style:style style:name="T33" style:family="text">
      <style:text-properties fo:font-weight="normal" style:font-weight-asian="normal" style:font-name-complex="Times New Roman" style:font-weight-complex="normal"/>
    </style:style>
    <style:style style:name="T34" style:family="text">
      <style:text-properties fo:font-weight="normal" style:font-weight-asian="normal" style:font-weight-complex="normal"/>
    </style:style>
    <style:style style:name="T35" style:family="text">
      <style:text-properties fo:font-size="6pt" style:font-size-asian="6pt" style:font-size-complex="6pt"/>
    </style:style>
    <style:style style:name="T36" style:family="text">
      <style:text-properties style:text-position="super 58%" fo:language="nl" fo:country="BE" officeooo:rsid="001e325c"/>
    </style:style>
    <style:style style:name="T37" style:family="text">
      <style:text-properties style:text-underline-style="solid" style:text-underline-width="auto" style:text-underline-color="font-color"/>
    </style:style>
    <style:style style:name="T38" style:family="text">
      <style:text-properties style:font-name="Arial" fo:font-size="14pt" fo:font-weight="bold" style:font-size-asian="14pt" style:font-weight-asian="bold" style:font-name-complex="Tahoma" style:font-size-complex="14pt" style:font-weight-complex="bold"/>
    </style:style>
    <style:style style:name="T39" style:family="text">
      <style:text-properties style:font-name="Arial" fo:font-size="14pt" fo:language="nl" fo:country="BE" fo:font-weight="bold" officeooo:rsid="001e325c" style:font-size-asian="14pt" style:font-weight-asian="bold" style:font-name-complex="Tahoma" style:font-size-complex="14pt" style:font-weight-complex="bold"/>
    </style:style>
    <style:style style:name="T40" style:family="text">
      <style:text-properties style:font-name="Arial" fo:font-weight="bold" style:font-weight-asian="bold" style:font-name-complex="Tahoma" style:font-weight-complex="bold"/>
    </style:style>
    <style:style style:name="T41" style:family="text">
      <style:text-properties style:font-name="Arial" fo:language="nl" fo:country="BE" fo:font-weight="bold" officeooo:rsid="001e325c" style:font-weight-asian="bold" style:font-name-complex="Tahoma" style:font-weight-complex="bold"/>
    </style:style>
    <style:style style:name="T42" style:family="text">
      <style:text-properties style:font-name="Calibri" fo:font-size="11pt" style:font-size-asian="11pt" style:language-asian="en" style:country-asian="US" style:font-name-complex="Calibri" style:font-size-complex="11pt"/>
    </style:style>
    <style:style style:name="T43" style:family="text">
      <style:text-properties style:font-name="Calibri" style:language-asian="en" style:country-asian="US" style:font-name-complex="Calibri"/>
    </style:style>
    <style:style style:name="T44" style:family="text">
      <style:text-properties fo:font-weight="bold" style:font-weight-asian="bold" style:font-name-complex="Tahoma" style:font-weight-complex="bold"/>
    </style:style>
    <style:style style:name="T45" style:family="text">
      <style:text-properties style:language-asian="en" style:country-asian="US"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ERHALINGSOEFENINGEN</text:p>
      <text:p text:style-name="P18"/>
      <text:h text:style-name="P11" text:outline-level="3"><text:span text:style-name="T22">Oefening 1 :</text:span><text:span text:style-name="T2">Schrijf een script om de liedtekst van “99 bottles of beer” te genereren: <text:s/>De tekst van dit lied gaat als volgt:</text:span></text:h>
      <text:p text:style-name="P30">99 bottles of beer on the wall, 99 bottles of beer.<text:line-break/>Take one down and pass it around, 98 bottles of beer on the wall.</text:p>
      <text:p text:style-name="P30">98 bottles of beer on the wall, 98 bottles of beer.<text:line-break/>Take one down and pass it around, 97 bottles of beer on the wall.</text:p>
      <text:p text:style-name="P30">1 bottle of beer on the wall, 1 bottle of beer.<text:line-break/>Take one down and pass it around, no more bottles of beer on the wall.</text:p>
      <text:p text:style-name="P30">No more bottles of beer on the wall, no more bottles of beer. <text:line-break/>Go to the store and buy some more, 99 bottles of beer on the wall.</text:p>
      <text:p text:style-name="P29"><text:span text:style-name="T2">Zorg ervoor dat het startgetal (99), het recipient (“bottle”) en de inhoud (“beer”) gemakkelijk gewijzigd kunnen worden. </text:span></text:p>
      <text:p text:style-name="P29"><text:span text:style-name="T1">Uitbreiding: <text:s/>telkens als het liedje uit is, vraag je aan de gebruiker of het nogmaals getoond moet worden zolang de gebruiker ‘j’ of ‘J’ antwoordt. <text:s/>Bij elke herhaling vraag je het startgetal en het recipient.</text:span></text:p>
      <text:h text:style-name="P11" text:outline-level="3"><text:span text:style-name="T20">Oefening </text:span><text:span text:style-name="T25">2 : </text:span>Schrijf een script dat helpt bij het inoefenen van de tafels van vermenigvuldiging:</text:h>
      <text:p text:style-name="P2">a. Schrijf een functie <text:span text:style-name="T29">geefGetal</text:span> die een willekeurig getal genereert tussen 1 en een door te geven bovengrens. <text:s/>Tips:</text:p>
      <text:list xml:id="list7806596639595899459" text:style-name="WW8Num32">
        <text:list-item>
          <text:p text:style-name="P5"><text:span text:style-name="T30">Math.random()</text:span> genereert een willekeurig decimaal getal tussen 0 (incl) en 1 (excl)</text:p>
        </text:list-item>
        <text:list-item>
          <text:p text:style-name="P5"><text:span text:style-name="T30">Math.floor(x)</text:span> neemt van (decimaal) getal x het gedeelte voor de komma.</text:p>
        </text:list-item>
      </text:list>
      <text:p text:style-name="P21">b. Gebruik <text:span text:style-name="T29">geefGetal</text:span> om 2 willekeurige getallen te genereren tussen 1 en een door de gebruiker in te geven bovengrens.</text:p>
      <text:p text:style-name="P21">c. Schrijf een functie <text:span text:style-name="T29">evalueerProduct</text:span> met 3 parameters. <text:s/>Als de derde parameter het product is van de voorgaande parameters, geeft deze functie <text:span text:style-name="T30">true</text:span> terug; anders geeft deze functie <text:span text:style-name="T30">false</text:span> terug. <text:s/>Test deze functie door aan de gebruiker te vragen om het product van twee willekeurige, door het script gegenereerde, getallen in te tikken en te controleren of dit product juist is.</text:p>
      <text:p text:style-name="P21"/>
      <text:p text:style-name="P21">d. Schrijf een functie <text:span text:style-name="T28">toonMeldingBijUitkomst</text:span> met één parameter. Als het argument <text:span text:style-name="T30">true</text:span> is, toont de functie de melding “juist”, anders toont de functie de melding “fout”. Test deze functie door aan de gebruiker te vragen om het product van twee willekeurige, door het script gegenereerde, getallen in te tikken en te tonen of dit product juist is.</text:p>
      <text:p text:style-name="P21"/>
      <text:p text:style-name="P9">e. Laat de gebruiker eerst een bovengrens intikken. <text:s/>Vervolgens moet de gebruiker 10 keer het product van twee willekeurige, door het script gegenereerde, getallen tussen 1 en de bovengrens intikken. <text:s/>Het programma toont telkens of het antwoord juist of verkeerd is. <text:s/>Tel hoeveel oefeningen de gebruiker juist heeft opgelost.</text:p>
      <text:p text:style-name="P9"/>
      <text:p text:style-name="P9"><text:span text:style-name="T21">f. Schrijf een functie </text:span><text:span text:style-name="T23">toonMeldingBijTotaal</text:span><text:span text:style-name="T21"> die een evaluatie afdrukt van een door te geven totaal:</text:span></text:p>
      <text:p text:style-name="P27">totaal minder dan 5 : onvoldoende</text:p>
      <text:p text:style-name="P27">totaal = 5 of 6 : nog veel oefenen !</text:p>
      <text:p text:style-name="P27">totaal = 7 : OK</text:p>
      <text:p text:style-name="P27">totaal = 8 : een goede score !</text:p>
      <text:p text:style-name="P27">totaal = 9 : heel goed !</text:p>
      <text:p text:style-name="P27">totaal = 10: proficiat ! uitstekend ! </text:p>
      <text:p text:style-name="P27"/>
      <text:p text:style-name="P21">Gebruik deze functie om op het einde van het script te evalueren hoe de gebruiker het oplossen van de sommen heeft gedaan. <text:s/>(Geef het aantal juist opgeloste sommen door aan de functie.)</text:p>
      <text:p text:style-name="P21"/>
      <text:h text:style-name="P16" text:outline-level="3"><text:span text:style-name="T32">g</text:span><text:span text:style-name="T33">. Pas de functie </text:span><text:span text:style-name="T24">toonMeldingBijUitkomst</text:span> <text:span text:style-name="T33">aan zodat niet steeds hetzelfde bericht getoond wordt als een berekening goed of fout opgelost is. <text:s/>Dit kun je doen door b.v. 4 goede en 4 foute “berichten” te voorzien. <text:s/>Genereer een willekeurig getal tussen 1 en 4 om te bepalen welke van die 4 berichten je toont.</text:span></text:h>
      <text:p text:style-name="P8"><text:span text:style-name="T17"/></text:p>
      <text:h text:style-name="P14" text:outline-level="3"><text:soft-page-break/><text:span text:style-name="T11">Oefening </text:span><text:span text:style-name="T12">3</text:span></text:h>
      <text:p text:style-name="P19">Schrijf een script dat een e-mailadres vraagt aan de gebruiker. Zolang er in het e-mailadres geen ‘@’ voorkomt, moet het opnieuw gevraagd worden.</text:p>
      <text:h text:style-name="P12" text:outline-level="3">Oefening <text:span text:style-name="T1">4</text:span></text:h>
      <text:p text:style-name="P19">Schrijf een script dat een woord vraagt aan de gebruiker dat minstens 14 karakters lang moet zijn. Zolang het woord niet minstens 14 karakters lang is, moet het programma een woord blijven vragen.</text:p>
      <text:h text:style-name="P12" text:outline-level="3">Oefening <text:span text:style-name="T1">5</text:span></text:h>
      <text:p text:style-name="P19">Schrijf een javascript programma dat een zin vraagt aan de gebruiker. Overal waar er een komma in de zin staat, moet er een (extra) spatie achter gezet worden. De nieuwe zin moet getoond worden. “Jan,die hier woont,is weg” wordt dus “Jan, die hier woont, is weg”</text:p>
      <text:h text:style-name="P12" text:outline-level="3">Oefening <text:span text:style-name="T1">6</text:span></text:h>
      <text:p text:style-name="P19">Idem als de vorige oefening, maar nu mag er alleen een spatie achter de komma worden gezet wanneer er nog geen spatie stond. Er mogen dus geen dubbele spaties worden gezet.</text:p>
      <text:h text:style-name="P11" text:outline-level="3">Oefening <text:span text:style-name="T1">7</text:span></text:h>
      <text:p text:style-name="P20">Schrijf een script dat een woord vraagt aan de gebruiker. Het script moet controleren of het ingevoerde woord een palindroom is. Dat wil zeggen een woord dat van voor naar achter gelezen en van achter naar voor gelezen hetzelfde is. Bijvoorbeeld kok, lepel of koortsmeetsysteemstrook.</text:p>
      <text:h text:style-name="P10" text:outline-level="3">Oefening <text:span text:style-name="T1">8</text:span></text:h>
      <text:p text:style-name="P2">Schrijf een script waarin de gebruiker een tekst ingeeft. Maak op basis van die tekst een nieuwe tekst waarin je elke 'g' hebt vervangen door een 'h' en elke 'h' door een 'g'. De tekst “heel goed” wordt dus “geel hoed”.</text:p>
      <text:h text:style-name="P10" text:outline-level="3">Oefening <text:span text:style-name="T1">9</text:span></text:h>
      <text:p text:style-name="P2">Schrijf een functie (<text:span text:style-name="T28">naarAntwerps</text:span>) waarmee je een doorgegeven tekst kunt vertalen naar het Antwerps door elke “h” weg te laten (“heel goed” wordt “eel goed”). Schrijf er ook één voor het Limburgs (<text:span text:style-name="T28">naarLimburgs</text:span>, elke klinker verdubbelen): “heel goed” wordt “heeeel gooeed”. <text:s/>Vraag aan de gebruiker een zin en vertaal deze naar het Antwerps en het Limburgs.</text:p>
      <text:h text:style-name="P11" text:outline-level="3">Oefening <text:span text:style-name="T1">10</text:span></text:h>
      <text:p text:style-name="P2">Schrijf een functie die het aantal woorden in een gegeven zin teruggeeft. <text:s/>Veronderstel dat de woorden gescheiden worden door een spatie. <text:s/>Vraag aan de gebruiker een zin en toon het aantal woorden in die zin.</text:p>
      <text:h text:style-name="P11" text:outline-level="3">Oefening <text:span text:style-name="T1">11</text:span></text:h>
      <text:p text:style-name="P2">Schrijf een functie <text:span text:style-name="T28">belgischeNaam</text:span> die een gegeven voornaam en naam teruggeeft in het formaat naam, voornaam. Bv.: Als we als voornaam <text:span text:style-name="T37">Jos</text:span> en als naam <text:span text:style-name="T37">Van der Meulen</text:span> opgeven, is het resultaat <text:span text:style-name="T37">Van der Meulen, Jos</text:span>.</text:p>
      <text:p text:style-name="P2">Schrijf een functie <text:span text:style-name="T28">nederlandseNaam</text:span> die een gegeven voornaam en naam teruggeeft in het formaat laatste_stuk_van_naam, eerste_stuk_van_naam, voornaam. Bv.: Als we als voornaam <text:span text:style-name="T37">Jos</text:span> en als naam <text:span text:style-name="T37">Van der Meulen</text:span> opgeven, is het resultaat <text:span text:style-name="T37">Meulen, Van der, Jos</text:span>.</text:p>
      <text:p text:style-name="P2">Voor namen die uit één stuk bestaan is er geen verschil tussen beide notaties.</text:p>
      <text:h text:style-name="P10" text:outline-level="3"/>
      <text:p text:style-name="P4"/>
      <text:p text:style-name="P4"/>
      <text:h text:style-name="P11" text:outline-level="3"><text:soft-page-break/>Oefening <text:span text:style-name="T1">12</text:span></text:h>
      <text:p text:style-name="P2">Een rijksregisternummer is opgebouwd als volgt: xxxxxx-xxx-xx waarbij x een cijfer is.</text:p>
      <text:p text:style-name="P2"/>
      <text:list xml:id="list2143470345598837810" text:style-name="WW8Num19">
        <text:list-item>
          <text:p text:style-name="P3">De eerste zes cijfers stellen de geboortedatum voor in het formaat JJMMDD</text:p>
        </text:list-item>
        <text:list-item>
          <text:p text:style-name="P3">De volgende drie cijfers geven aan de hoeveelste geboorte van die dag het is, waarbij de even getallen gebruikt worden voor vrouwen en de oneven getallen voor mannen</text:p>
        </text:list-item>
        <text:list-item>
          <text:p text:style-name="P3">De laatste twee cijfers vormen het controlegetal</text:p>
          <text:p text:style-name="P3"/>
        </text:list-item>
      </text:list>
      <text:p text:style-name="P2">Veronderstel dat de gebruiker een geldig rijksregisternummer ingeeft.</text:p>
      <text:p text:style-name="P2">Schrijf een functie die voor een gegeven rijksregisternummer teruggeeft of het om een man of een vrouw gaat.</text:p>
      <text:p text:style-name="P2">Schrijf een functie die voor een gegeven rijksregisternummer de leeftijd van die persoon teruggeeft. <text:s/></text:p>
      <text:h text:style-name="P11" text:outline-level="3">Oefening (voor de liefhebbers)</text:h>
      <text:p text:style-name="P1"><text:span text:style-name="T11"/></text:p>
      <text:p text:style-name="P2"><text:span text:style-name="T25">Stel dat je een getal hebt met x cijfers. Als je elk cijfer verheft tot de macht x, die getallen optelt en dan terug het getal vindt, is het een Armstrong getal.<text:line-break/>Bv.: <text:s/>153 = 1</text:span><text:span text:style-name="T36">3</text:span><text:span text:style-name="T25"> + 5</text:span><text:span text:style-name="T36">3</text:span><text:span text:style-name="T25"> + 3</text:span><text:span text:style-name="T36">3</text:span><text:span text:style-name="T25"> =&gt; 153 is een Armstrong getal. <text:s/><text:line-break/>Schrijf een functie de teruggeeft of een gegeven getal al dan niet een Armstrong getal is.<text:line-break/>Gebruik deze functie om de Armstrong getallen tussen 1 en 10000 te vinden.</text:span></text:p>
      <text:h text:style-name="P11" text:outline-level="3"><text:span text:style-name="T20">Oefening </text:span><text:span text:style-name="T25">13</text:span></text:h>
      <text:p text:style-name="P20">Vraag 5 namen aan de gebruiker. Toon de namen alfabetisch gesorteerd.</text:p>
      <text:h text:style-name="P13" text:outline-level="3">Oefening <text:span text:style-name="T1">14</text:span></text:h>
      <text:p text:style-name="P20">Stel dat een firma vier verkopers heeft: Jan, Piet, Joris en Corneel. Schrijf een script dat aan de gebruiker een naam vraagt en een omzet. Deze omzet moet bij de omzet van de verkoper met die naam geteld worden. Het script moet deze gegevens blijven vragen tot de gebruiker als naam “einde” ingeeft. Daarna moet de totale omzet per verkoper getoond worden. Je mag ervan uit gaan dat de gebruiker geen verkeerde naam ingeeft.</text:p>
      <text:h text:style-name="P13" text:outline-level="3">Oefening <text:span text:style-name="T1">15</text:span></text:h>
      <text:p text:style-name="P20">Breid het vorige script uit zodat er een foutmelding verschijnt wanneer de gebruiker een verkeerde naam ingeeft. <text:s/>Blijf een naam vragen tot een geldige naam of “einde” ingevoerd is.</text:p>
      <text:h text:style-name="P13" text:outline-level="3">Oefening <text:span text:style-name="T1">16</text:span></text:h>
      <text:p text:style-name="P6">Schrijf een script dat simuleert dat je 6000 keer met een dobbelsteen gooit en dat de frequentieverdeling van het aantal ogen toont, ttz: hoe vaak werd 1 gegooid, hoe vaak werd 2 gegooid, hoe vaak werd 3 gegooid, enz.</text:p>
      <text:h text:style-name="P12" text:outline-level="3">Oefening <text:span text:style-name="T1">17</text:span></text:h>
      <text:p text:style-name="P20"><text:span text:style-name="T20">Schrijf een script dat de gebruiker verplicht om 5 unieke getallen in te geven. Wanneer de gebruiker een getal toevoegt dat reeds ingegeven is, moet het script de foutmelding “reeds ingegeven” tonen en een nieuw getal vragen. Op het einde moeten de vijf unieke getallen van klein naar groot getoond worden.</text:span></text:p>
      <text:p text:style-name="P20"><text:span text:style-name="T20"/></text:p>
      <text:p text:style-name="P20"><text:span text:style-name="T20"/></text:p>
      <text:p text:style-name="P20"><text:span text:style-name="T20"/></text:p>
      <text:p text:style-name="P20"><text:span text:style-name="T20"/></text:p>
      <text:p text:style-name="P20"><text:span text:style-name="T20"/></text:p>
      <text:p text:style-name="P7"><text:soft-page-break/>Oefening <text:span text:style-name="T1">18</text:span></text:p>
      <text:p text:style-name="P2">Schrijf een script dat aan de gebruiker minstens 10 namen vraagt. <text:s/>Als er minder dan 10 namen ingevoerd zijn, weiger je de lege string (“”) als naam, zodra er 10 of meer namen ingevoerd zijn moet de invoer stoppen als de lege string ingetikt wordt als naam.</text:p>
      <text:p text:style-name="P2">Vraag daarna een positie aan de gebruiker. Als dit een geldige positie is (tussen 1 (incl) en het aantal ingevoerde namen (incl)), toon je de naam op die positie. <text:s/>Anders toon je een foutmelding.</text:p>
      <text:p text:style-name="P7"/>
      <text:p text:style-name="P7">Oefening <text:span text:style-name="T1">19</text:span></text:p>
      <text:p text:style-name="P21">Schrijf een script dat aan de gebruiker de lengte van de 9 cursisten van de klas vraagt. <text:s/>Toon daarna </text:p>
      <text:list xml:id="list7648133128334134758" text:style-name="WW8Num31">
        <text:list-item>
          <text:p text:style-name="P22">de gemiddelde lengte van alle cursisten</text:p>
        </text:list-item>
        <text:list-item>
          <text:p text:style-name="P22">de lengte en de positie (tussen 1 (incl) en 9 (incl)) van de kleinste cursist.</text:p>
        </text:list-item>
      </text:list>
      <text:p text:style-name="P7"/>
      <text:p text:style-name="P7">Oefening <text:span text:style-name="T1">20</text:span></text:p>
      <text:p text:style-name="P2">Schrijf een script dat 10 (gehele) getallen vraagt aan de gebruiker. <text:s/>Toon daarna welke van die getallen even zijn.</text:p>
      <text:p text:style-name="P7">Oefening <text:span text:style-name="T1">21</text:span></text:p>
      <text:p text:style-name="P21">Schrijf een script dat voor een gegeven cijfer van 0 t.e.m. 9 dat cijfer als woord toont (bv. 8 wordt “acht”)</text:p>
      <text:h text:style-name="P11" text:outline-level="3">Oefening <text:span text:style-name="T1">22</text:span></text:h>
      <text:p text:style-name="P26"><text:span text:style-name="T11">Een firma verkoopt gordijnen van 60 cm, 90 cm, 120 cm, 150 cm en 200 cm breed. Schrijf een script waarbij de gebruiker de breedte van het raam ingeeft, en waar de breedte van de smalste gordijnen die groot genoeg zijn wordt getoond. Bijvoorbeeld: mijn raam meet 130 cm, dus ik heb gordijnen van 150 cm nodig.</text:span></text:p>
      <text:p text:style-name="P7"><text:span text:style-name="T20"/></text:p>
      <text:p text:style-name="P7">Oefening <text:span text:style-name="T1">23</text:span></text:p>
      <text:p text:style-name="P21">Een magisch vierkant is een vierkant met getallen, waarbij de som van de getallen voor elke rij, elke kolom en elke diagonaal gelijk is.</text:p>
      <text:p text:style-name="P21"/>
      <text:p text:style-name="P21">Bijvoorbeeld:</text:p>
      <text:p text:style-name="P21"/>
      <table:table table:name="Table2" table:style-name="Table2">
        <table:table-column table:style-name="Table2.A" table:number-columns-repeated="3"/>
        <table:table-column table:style-name="Table2.D"/>
        <table:table-row table:style-name="Table2.1">
          <table:table-cell table:style-name="Table2.A1" office:value-type="string">
            <text:p text:style-name="P24">16</text:p>
          </table:table-cell>
          <table:table-cell table:style-name="Table2.A1" office:value-type="string">
            <text:p text:style-name="P24">3</text:p>
          </table:table-cell>
          <table:table-cell table:style-name="Table2.A1" office:value-type="string">
            <text:p text:style-name="P24">2</text:p>
          </table:table-cell>
          <table:table-cell table:style-name="Table2.D1" office:value-type="string">
            <text:p text:style-name="P24">13</text:p>
          </table:table-cell>
        </table:table-row>
        <table:table-row table:style-name="Table2.1">
          <table:table-cell table:style-name="Table2.A1" office:value-type="string">
            <text:p text:style-name="P24">5</text:p>
          </table:table-cell>
          <table:table-cell table:style-name="Table2.A1" office:value-type="string">
            <text:p text:style-name="P24">10</text:p>
          </table:table-cell>
          <table:table-cell table:style-name="Table2.A1" office:value-type="string">
            <text:p text:style-name="P24">11</text:p>
          </table:table-cell>
          <table:table-cell table:style-name="Table2.D1" office:value-type="string">
            <text:p text:style-name="P24">8</text:p>
          </table:table-cell>
        </table:table-row>
        <table:table-row table:style-name="Table2.1">
          <table:table-cell table:style-name="Table2.A1" office:value-type="string">
            <text:p text:style-name="P24">9</text:p>
          </table:table-cell>
          <table:table-cell table:style-name="Table2.A1" office:value-type="string">
            <text:p text:style-name="P24">6</text:p>
          </table:table-cell>
          <table:table-cell table:style-name="Table2.A1" office:value-type="string">
            <text:p text:style-name="P24">7</text:p>
          </table:table-cell>
          <table:table-cell table:style-name="Table2.D1" office:value-type="string">
            <text:p text:style-name="P24">12</text:p>
          </table:table-cell>
        </table:table-row>
        <table:table-row table:style-name="Table2.1">
          <table:table-cell table:style-name="Table2.A1" office:value-type="string">
            <text:p text:style-name="P24">4</text:p>
          </table:table-cell>
          <table:table-cell table:style-name="Table2.A1" office:value-type="string">
            <text:p text:style-name="P24">15</text:p>
          </table:table-cell>
          <table:table-cell table:style-name="Table2.A1" office:value-type="string">
            <text:p text:style-name="P24">14</text:p>
          </table:table-cell>
          <table:table-cell table:style-name="Table2.D1" office:value-type="string">
            <text:p text:style-name="P24">1</text:p>
          </table:table-cell>
        </table:table-row>
      </table:table>
      <text:p text:style-name="P25"/>
      <text:p text:style-name="P21">Schrijf een functie die voor een gegeven array</text:p>
      <text:list xml:id="list6133415922979557584" text:style-name="WW8Num21">
        <text:list-item>
          <text:p text:style-name="P23">controleert of dit een vierkant is (aantal rijen == aantal kolommen)</text:p>
        </text:list-item>
        <text:list-item>
          <text:p text:style-name="P23">als het een vierkant is aan de gebruiker vraagt om alle getallen van het vierkant in te voeren (en de ingevoerde getallen in de array plaatst)</text:p>
        </text:list-item>
      </text:list>
      <text:p text:style-name="P21">Schrijf een functie die teruggeeft of een gegeven array al dan niet een magisch vierkant is.</text:p>
      <text:p text:style-name="P21"><text:span text:style-name="T27"/></text:p>
      <text:p text:style-name="P21"><text:span text:style-name="T27"/></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Segoe UI Light1" svg:font-family="'Segoe UI Light'" style:font-adornments="Regular" style:font-family-generic="swiss" style:font-pitch="variable"/>
    <style:font-face style:name="Segoe UI Semibold" svg:font-family="'Segoe UI Semi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al_20__28_web_29_" style:display-name="Normaal (web)" style:family="paragraph" style:parent-style-name="Standard">
      <style:paragraph-properties fo:margin-top="0.176cm" fo:margin-bottom="0.176cm" loext:contextual-spacing="false" fo:orphans="2" fo:widows="2" fo:hyphenation-ladder-count="no-limit"/>
      <style:text-properties fo:language="nl" fo:country="BE" style:letter-kerning="true" style:font-name-asian="Times New Roman" style:font-family-asian="'Times New Roman'" style:font-family-generic-asian="roman" style:font-pitch-asian="variable" fo:hyphenate="true" fo:hyphenation-remain-char-count="2" fo:hyphenation-push-char-count="2"/>
    </style:style>
    <style:style style:name="Kop"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ing_20_3" style:display-name="Heading 3" style:family="paragraph" style:parent-style-name="Kop"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9:45:18.346000000</meta:creation-date>
    <dc:date>2017-11-14T13:41:18.223000000</dc:date>
    <meta:editing-duration>PT3H56M</meta:editing-duration>
    <meta:editing-cycles>1</meta:editing-cycles>
    <meta:document-statistic meta:table-count="1" meta:image-count="0" meta:object-count="0" meta:page-count="4" meta:paragraph-count="102" meta:word-count="1719" meta:character-count="9860" meta:non-whitespace-character-count="8223"/>
    <meta:generator>LibreOffice/4.4.0.3$Windows_x86 LibreOffice_project/de093506bcdc5fafd9023ee680b8c60e3e0645d7</meta:generator>
  </office:meta>
</office:document-meta>
</file>